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c07" officeooo:paragraph-rsid="0013cc07"/>
    </style:style>
    <style:style style:name="P2" style:family="paragraph" style:parent-style-name="Standard">
      <style:text-properties fo:font-weight="bold" officeooo:rsid="0013cc07" officeooo:paragraph-rsid="0013cc07" style:font-weight-asian="bold" style:font-weight-complex="bold"/>
    </style:style>
    <style:style style:name="P3" style:family="paragraph" style:parent-style-name="Standard">
      <style:text-properties fo:font-weight="normal" officeooo:rsid="0013cc07" officeooo:paragraph-rsid="0013cc0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4</text:p>
      <text:p text:style-name="P1">EXPERIMENT NAME: SHIFT REDUCE PARSER</text:p>
      <text:p text:style-name="P1">NAME: KIRAN S BALIGA</text:p>
      <text:p text:style-name="P1">DATE: 20/10/2022</text:p>
      <text:p text:style-name="P1"/>
      <text:p text:style-name="P2">PROGRAM</text:p>
      <text:p text:style-name="P2"/>
      <text:p text:style-name="P3">#include &lt;stdio.h&gt;</text:p>
      <text:p text:style-name="P3">#include &lt;stdlib.h&gt;</text:p>
      <text:p text:style-name="P3">#include &lt;string.h&gt;</text:p>
      <text:p text:style-name="P3"/>
      <text:p text:style-name="P3">struct prodn{</text:p>
      <text:p text:style-name="P3"><text:s text:c="4"/>char p1[10];</text:p>
      <text:p text:style-name="P3"><text:s text:c="4"/>char p2[10];</text:p>
      <text:p text:style-name="P3">};</text:p>
      <text:p text:style-name="P3"/>
      <text:p text:style-name="P3">void main(){</text:p>
      <text:p text:style-name="P3"><text:s text:c="4"/>char input[20], input2[20], stack[50], temp[50], ch[2], *t1, *t2, *t;</text:p>
      <text:p text:style-name="P3"><text:s text:c="4"/>int i, j, s1, s2, s, count = 0;</text:p>
      <text:p text:style-name="P3"><text:s text:c="4"/>struct prodn p[10];</text:p>
      <text:p text:style-name="P3"><text:s text:c="4"/>FILE *fp;</text:p>
      <text:p text:style-name="P3"><text:s text:c="4"/>fp = fopen("input.txt", "r");</text:p>
      <text:p text:style-name="P3"><text:s text:c="4"/>stack[0] = '\0';</text:p>
      <text:p text:style-name="P3"><text:s text:c="4"/>printf("\nEnter the input string\n");</text:p>
      <text:p text:style-name="P3"><text:s text:c="4"/>scanf("%s", input);</text:p>
      <text:p text:style-name="P3"><text:s text:c="4"/>strcpy(input2, input);</text:p>
      <text:p text:style-name="P3"><text:s text:c="4"/>while (!feof(fp)){</text:p>
      <text:p text:style-name="P3"><text:s text:c="8"/>fscanf(fp, "%s\n", temp);</text:p>
      <text:p text:style-name="P3"><text:s text:c="8"/>t1 = strtok(temp, "=");</text:p>
      <text:p text:style-name="P3"><text:s text:c="8"/>t2 = strtok(NULL, "=");</text:p>
      <text:p text:style-name="P3"><text:s text:c="8"/>strcpy(p[count].p1, t1);</text:p>
      <text:p text:style-name="P3"><text:s text:c="8"/>strcpy(p[count].p2, t2);</text:p>
      <text:p text:style-name="P3"><text:s text:c="8"/>count++;</text:p>
      <text:p text:style-name="P3"><text:s text:c="4"/>}</text:p>
      <text:p text:style-name="P3"><text:s text:c="4"/>i = 0;</text:p>
      <text:p text:style-name="P3"><text:s text:c="4"/>printf("\n\n|STACK| \t |INPUT| \t |ACTION|\n\n");</text:p>
      <text:p text:style-name="P3"><text:s text:c="4"/>printf("$\t %s$ \t\n", input2);</text:p>
      <text:p text:style-name="P3"><text:s text:c="4"/>while (1){</text:p>
      <text:p text:style-name="P3"><text:s text:c="8"/>if (i &lt; strlen(input)){</text:p>
      <text:p text:style-name="P3"><text:s text:c="12"/>ch[0] = input[i];</text:p>
      <text:p text:style-name="P3"><text:s text:c="12"/>ch[1] = '\0';</text:p>
      <text:p text:style-name="P3"><text:s text:c="12"/>input2[i] = ' ';</text:p>
      <text:p text:style-name="P3"><text:s text:c="12"/>i++;</text:p>
      <text:p text:style-name="P3"><text:s text:c="12"/>strcat(stack, ch);</text:p>
      <text:p text:style-name="P3"><text:s text:c="12"/>printf("$%s\t%s$\t Shift\n", stack, input2);</text:p>
      <text:p text:style-name="P3"><text:s text:c="8"/>}</text:p>
      <text:p text:style-name="P3"><text:s text:c="8"/>for (j = 0; j &lt; count; j++){</text:p>
      <text:p text:style-name="P3"><text:s text:c="12"/>t = strstr(stack, p[j].p2);</text:p>
      <text:p text:style-name="P3"><text:s text:c="12"/>if (t != NULL){</text:p>
      <text:p text:style-name="P3"><text:s text:c="16"/>s1 = strlen(stack);</text:p>
      <text:p text:style-name="P3"><text:s text:c="16"/>s2 = strlen(t);</text:p>
      <text:p text:style-name="P3"><text:s text:c="16"/>s = s1 - s2;</text:p>
      <text:p text:style-name="P3"><text:soft-page-break/><text:s text:c="16"/>stack[s] = '\0';</text:p>
      <text:p text:style-name="P3"><text:s text:c="16"/>strcat(stack, p[j].p1);</text:p>
      <text:p text:style-name="P3"><text:s text:c="16"/>printf("$%s\t%s$\t Reduce : %s-&gt;%s\n", stack, input2, p[j].p1, p[j].p2);</text:p>
      <text:p text:style-name="P3"><text:s text:c="16"/>j = -1;</text:p>
      <text:p text:style-name="P3"><text:s text:c="12"/>}</text:p>
      <text:p text:style-name="P3"><text:s text:c="8"/>}</text:p>
      <text:p text:style-name="P3"><text:s text:c="8"/>if (strcmp(stack, "S") == 0 &amp;&amp; i == strlen(input)){</text:p>
      <text:p text:style-name="P3"><text:s text:c="12"/>printf("\n%s is accepted\n",input);</text:p>
      <text:p text:style-name="P3"><text:s text:c="12"/>break;</text:p>
      <text:p text:style-name="P3"><text:s text:c="8"/>}</text:p>
      <text:p text:style-name="P3"/>
      <text:p text:style-name="P3"><text:s text:c="8"/>if (i == strlen(input)){</text:p>
      <text:p text:style-name="P3"><text:s text:c="12"/>printf("\n%s is not accepted\n",input);</text:p>
      <text:p text:style-name="P3"><text:s text:c="12"/>break;</text:p>
      <text:p text:style-name="P3"><text:s text:c="8"/>}</text:p>
      <text:p text:style-name="P3"><text:s text:c="4"/>}</text:p>
      <text:p text:style-name="P3">}</text:p>
      <text:p text:style-name="P2"/>
      <text:p text:style-name="P2"/>
      <text:p text:style-name="P2">OUTPUT</text:p>
      <text:p text:style-name="P2"/>
      <text:p text:style-name="P3">Enter the input string</text:p>
      <text:p text:style-name="P3">abcd</text:p>
      <text:p text:style-name="P3"/>
      <text:p text:style-name="P3"/>
      <text:p text:style-name="P3">|STACK| <text:tab/> |INPUT| <text:tab/> |ACTION|</text:p>
      <text:p text:style-name="P3"/>
      <text:p text:style-name="P3">$<text:tab/> <text:tab/>abcd$ <text:tab/></text:p>
      <text:p text:style-name="P3">$a<text:tab/> <text:tab/>bcd$<text:tab/> <text:tab/>shift</text:p>
      <text:p text:style-name="P3">$ab<text:tab/> <text:s/><text:tab/>cd$<text:tab/> <text:tab/>shift</text:p>
      <text:p text:style-name="P3">$aB<text:tab/> <text:s/><text:tab/>cd$<text:tab/> <text:tab/>reduce to B-&gt;b</text:p>
      <text:p text:style-name="P3">$A<text:tab/> <text:s/><text:tab/>cd$<text:tab/> <text:tab/>reduce to A-&gt;aB</text:p>
      <text:p text:style-name="P3">$Ac<text:tab/> <text:s text:c="2"/><text:tab/>d$<text:tab/> <text:tab/>shift</text:p>
      <text:p text:style-name="P3">$Acd<text:tab/> <text:s text:c="3"/><text:tab/>$<text:tab/> <text:tab/>shift</text:p>
      <text:p text:style-name="P3">$AcD<text:tab/> <text:s text:c="3"/><text:tab/>$<text:tab/> <text:tab/>reduce to D-&gt;d</text:p>
      <text:p text:style-name="P3">$AC<text:tab/> <text:s text:c="3"/><text:tab/>$<text:tab/> <text:tab/>reduce to C-&gt;cD</text:p>
      <text:p text:style-name="P3">$S<text:tab/> <text:s text:c="3"/><text:tab/>$<text:tab/> <text:tab/>reduce to S-&gt;AC</text:p>
      <text:p text:style-name="P3"/>
      <text:p text:style-name="P3">abcd is accep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4:07:25.536330427</meta:creation-date>
    <dc:date>2022-10-20T14:09:27.595246555</dc:date>
    <meta:editing-duration>PT2M1S</meta:editing-duration>
    <meta:editing-cycles>2</meta:editing-cycles>
    <meta:generator>LibreOffice/7.3.5.2$Linux_X86_64 LibreOffice_project/30$Build-2</meta:generator>
    <meta:print-date>2022-10-20T14:09:41.641017230</meta:print-date>
    <meta:document-statistic meta:table-count="0" meta:image-count="0" meta:object-count="0" meta:page-count="2" meta:paragraph-count="79" meta:word-count="244" meta:character-count="1979" meta:non-whitespace-character-count="1301"/>
  </office:meta>
</office:document-meta>
</file>